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d41f6" officeooo:paragraph-rsid="000d41f6" style:font-weight-asian="bold" style:font-weight-complex="bold"/>
    </style:style>
    <style:style style:name="P2" style:family="paragraph" style:parent-style-name="Standard">
      <style:text-properties fo:font-weight="bold" officeooo:rsid="000eb82c" officeooo:paragraph-rsid="000eb82c" style:font-weight-asian="bold" style:font-weight-complex="bold"/>
    </style:style>
    <style:style style:name="P3" style:family="paragraph" style:parent-style-name="Standard">
      <style:text-properties fo:font-weight="bold" officeooo:rsid="00158321" officeooo:paragraph-rsid="00158321" style:font-weight-asian="bold" style:font-weight-complex="bold"/>
    </style:style>
    <style:style style:name="P4" style:family="paragraph" style:parent-style-name="Standard">
      <style:text-properties fo:font-weight="bold" officeooo:rsid="00185185" officeooo:paragraph-rsid="00185185" style:font-weight-asian="bold" style:font-weight-complex="bold"/>
    </style:style>
    <style:style style:name="P5" style:family="paragraph" style:parent-style-name="Standard">
      <style:text-properties fo:font-weight="bold" officeooo:rsid="00185185" officeooo:paragraph-rsid="001c7060" style:font-weight-asian="bold" style:font-weight-complex="bold"/>
    </style:style>
    <style:style style:name="P6" style:family="paragraph" style:parent-style-name="Standard">
      <style:text-properties fo:font-weight="normal" officeooo:paragraph-rsid="000eb82c" style:font-weight-asian="normal" style:font-weight-complex="normal"/>
    </style:style>
    <style:style style:name="P7" style:family="paragraph" style:parent-style-name="Standard">
      <style:text-properties fo:font-weight="normal" officeooo:rsid="000ef190" officeooo:paragraph-rsid="000ef190" style:font-weight-asian="normal" style:font-weight-complex="normal"/>
    </style:style>
    <style:style style:name="P8" style:family="paragraph" style:parent-style-name="Standard">
      <style:text-properties fo:font-weight="normal" officeooo:rsid="000d41f6" officeooo:paragraph-rsid="000d41f6" style:font-weight-asian="normal" style:font-weight-complex="normal"/>
    </style:style>
    <style:style style:name="P9" style:family="paragraph" style:parent-style-name="Standard">
      <style:text-properties fo:font-weight="normal" officeooo:rsid="0013dd27" officeooo:paragraph-rsid="0013dd27" style:font-weight-asian="normal" style:font-weight-complex="normal"/>
    </style:style>
    <style:style style:name="P10" style:family="paragraph" style:parent-style-name="Standard">
      <style:text-properties fo:font-weight="normal" officeooo:rsid="00142834" officeooo:paragraph-rsid="00142834" style:font-weight-asian="normal" style:font-weight-complex="normal"/>
    </style:style>
    <style:style style:name="P11" style:family="paragraph" style:parent-style-name="Standard">
      <style:text-properties fo:font-weight="normal" officeooo:rsid="00169897" officeooo:paragraph-rsid="00169897" style:font-weight-asian="normal" style:font-weight-complex="normal"/>
    </style:style>
    <style:style style:name="P12" style:family="paragraph" style:parent-style-name="Standard">
      <style:text-properties fo:font-weight="normal" officeooo:rsid="00185185" officeooo:paragraph-rsid="00185185" style:font-weight-asian="normal" style:font-weight-complex="normal"/>
    </style:style>
    <style:style style:name="P13" style:family="paragraph" style:parent-style-name="Standard">
      <style:text-properties fo:font-weight="normal" officeooo:rsid="00185185" officeooo:paragraph-rsid="001c7060" style:font-weight-asian="normal" style:font-weight-complex="normal"/>
    </style:style>
    <style:style style:name="P14" style:family="paragraph" style:parent-style-name="Standard">
      <style:text-properties fo:font-weight="normal" officeooo:rsid="00185185" officeooo:paragraph-rsid="001ce5ce" style:font-weight-asian="normal" style:font-weight-complex="normal"/>
    </style:style>
    <style:style style:name="P15" style:family="paragraph" style:parent-style-name="Standard">
      <style:text-properties fo:font-weight="normal" officeooo:rsid="00195976" officeooo:paragraph-rsid="00195976" style:font-weight-asian="normal" style:font-weight-complex="normal"/>
    </style:style>
    <style:style style:name="P16" style:family="paragraph" style:parent-style-name="Standard">
      <style:text-properties fo:font-weight="normal" officeooo:rsid="001c7060" officeooo:paragraph-rsid="001c7060" style:font-weight-asian="normal" style:font-weight-complex="normal"/>
    </style:style>
    <style:style style:name="P17" style:family="paragraph" style:parent-style-name="Standard">
      <style:text-properties fo:font-weight="normal" officeooo:rsid="001e7c73" officeooo:paragraph-rsid="001e7c73" style:font-weight-asian="normal" style:font-weight-complex="normal"/>
    </style:style>
    <style:style style:name="P18" style:family="paragraph" style:parent-style-name="Standard">
      <style:text-properties fo:font-weight="normal" officeooo:rsid="001f922b" officeooo:paragraph-rsid="001f922b" style:font-weight-asian="normal" style:font-weight-complex="normal"/>
    </style:style>
    <style:style style:name="T1" style:family="text">
      <style:text-properties officeooo:rsid="000eb82c"/>
    </style:style>
    <style:style style:name="T2" style:family="text">
      <style:text-properties fo:font-weight="bold" style:font-weight-asian="bold" style:font-weight-complex="bold"/>
    </style:style>
    <style:style style:name="T3" style:family="text">
      <style:text-properties officeooo:rsid="000ef190"/>
    </style:style>
    <style:style style:name="T4" style:family="text">
      <style:text-properties officeooo:rsid="0011c9b8"/>
    </style:style>
    <style:style style:name="T5" style:family="text">
      <style:text-properties officeooo:rsid="00169897"/>
    </style:style>
    <style:style style:name="T6" style:family="text">
      <style:text-properties officeooo:rsid="001acb20"/>
    </style:style>
    <style:style style:name="T7" style:family="text">
      <style:text-properties fo:color="#000099"/>
    </style:style>
    <style:style style:name="T8" style:family="text">
      <style:text-properties fo:color="#000099" officeooo:rsid="001b1d90"/>
    </style:style>
    <style:style style:name="T9" style:family="text">
      <style:text-properties fo:font-weight="normal" officeooo:rsid="001c7060" style:font-weight-asian="normal" style:font-weight-complex="normal"/>
    </style:style>
    <style:style style:name="T10" style:family="text">
      <style:text-properties officeooo:rsid="001c7060"/>
    </style:style>
    <style:style style:name="T11" style:family="text">
      <style:text-properties officeooo:rsid="001ce5ce"/>
    </style:style>
    <style:style style:name="T12" style:family="text">
      <style:text-properties fo:color="#ff3333"/>
    </style:style>
    <style:style style:name="T13" style:family="text">
      <style:text-properties officeooo:rsid="00202a37"/>
    </style:style>
    <style:style style:name="T14" style:family="text">
      <style:text-properties officeooo:rsid="002031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8</text:p>
      <text:p text:style-name="P1"/>
      <text:p text:style-name="P1">KEY QUESTIONS</text:p>
      <text:p text:style-name="P1"/>
      <text:p text:style-name="P3">COMPARATIVE NETWORK ANALYSIS USING STRING</text:p>
      <text:p text:style-name="P1"/>
      <text:p text:style-name="P2">Organism <text:tab/><text:tab/><text:tab/><text:tab/><text:tab/><text:tab/><text:tab/>Taxon-ID</text:p>
      <text:p text:style-name="P2"/>
      <text:p text:style-name="P6"><text:span text:style-name="T1">Bradyrhizobium japonicum USDA 6<text:tab/><text:tab/></text:span><text:tab/><text:tab/><text:span text:style-name="T3">1037409</text:span></text:p>
      <text:p text:style-name="P7">Rhodopirellula baltica<text:tab/><text:tab/><text:tab/><text:tab/><text:tab/>243090</text:p>
      <text:p text:style-name="P8">Synechocystis sp. PCC 6803<text:tab/><text:tab/><text:tab/><text:tab/><text:tab/><text:span text:style-name="T3">1148</text:span><text:tab/><text:tab/><text:tab/><text:tab/><text:tab/><text:tab/></text:p>
      <text:p text:style-name="P7">S. cerevisiae<text:tab/><text:tab/><text:tab/><text:tab/><text:tab/><text:tab/><text:tab/>4<text:span text:style-name="T4">93</text:span>2</text:p>
      <text:p text:style-name="P7">Rubrobacter xylanophilus<text:tab/><text:tab/><text:tab/><text:tab/><text:tab/>266117</text:p>
      <text:p text:style-name="P8"/>
      <text:p text:style-name="P9">To get the network that belongs to our five proteomes we used the command below and also the attached Python script <text:span text:style-name="T7">ExtractNetworks.py</text:span> and compared that we got the same results:</text:p>
      <text:p text:style-name="P9"/>
      <text:p text:style-name="P9">gzip -cd protein.links.v10.5.txt.gz | grep "^1037409\." &gt; file04</text:p>
      <text:p text:style-name="P9">gzip -cd protein.links.v10.5.txt.gz | grep "^243090\." &gt; file16</text:p>
      <text:p text:style-name="P9">gzip -cd protein.links.v10.5.txt.gz | grep "^1148\." &gt; file18</text:p>
      <text:p text:style-name="P9">gzip -cd protein.links.v10.5.txt.gz | grep "^4932\." &gt; file34</text:p>
      <text:p text:style-name="P9">gzip -cd protein.links.v10.5.txt.gz | grep "^266117\." &gt; file49</text:p>
      <text:p text:style-name="P9"/>
      <text:p text:style-name="P1"/>
      <text:p text:style-name="P3">EXPERIMENTAL GENE SETS</text:p>
      <text:p text:style-name="P1"/>
      <text:p text:style-name="P10">After downloading the yeast proteome from Uniprot, we built a database from our eukaryote genome in order to be able to search this eukaryote database against the yeast proteome:</text:p>
      <text:p text:style-name="P10"/>
      <text:p text:style-name="P10"><text:span text:style-name="T5">makeblastdb -in 34.fa.txt.pfa -dbtype prot -out </text:span>34database</text:p>
      <text:p text:style-name="P11">blastp -outfmt 6 -max_target_seqs 1 -query yeastproteome.fasta -db 34database -out matches</text:p>
      <text:p text:style-name="P11"/>
      <text:p text:style-name="P11">Then we run the Script <text:span text:style-name="T7">bestGeneSets.</text:span><text:span text:style-name="T8">py</text:span> to find the 2 gene sets with most overlap to our eukaryotic genome. The vector below represents, for each of the 54 gene sets, the amount of genes in our eukaryotic genome that appear in each of the gene sets:</text:p>
      <text:p text:style-name="P11"/>
      <text:p text:style-name="P11">[13, 10, 9, 11, 7, 8, 14, 16, 19, 16, 23, 24, 23, 21, 24, 23, 21, 24, 19, 21, 22, 23, 21, 25, 19, 20, 26, 21, 28, 26, 24, 24, 21, 25, 26, 23, 26, 27, 20, 26, 20, 20, 16, 27, 26, 23, 29, 15, 16, 22, 29, 26, <text:span text:style-name="T2">32, 31</text:span>]</text:p>
      <text:p text:style-name="P11"/>
      <text:p text:style-name="P11">We can see that the two gene sets with most overlap are the last 2 gene sets, so we will save them for the following exercises. </text:p>
      <text:p text:style-name="P11"/>
      <text:p text:style-name="P15">First gene set with most overlaps <text:span text:style-name="T6">is gene set 53, with </text:span>32 <text:span text:style-name="T6">overlaps. Gene set 53:</text:span></text:p>
      <text:p text:style-name="P15"/>
      <text:p text:style-name="P15">RAD4 PHA2 PRE9 DFR1 GDH2 ERG27 MNN9 RPL29 AGX1 PHS1 RAD28 GAL10 YET3 RAD59 SKI2 ALG1 RIO2 RPB8 GLN4 ARO8 PUT2 KIN28 TRP5 TAZ1 GUT1 OXA1 APN1 TSC13 BNA2 PGC1 THR4 SSL1 MRPS28 RPA14 SPC3 RNH1 UTP18 TFB5 MNN11 PRP28</text:p>
      <text:p text:style-name="P15"/>
      <text:p text:style-name="P15">Second gene set with most overlaps <text:span text:style-name="T6">is gene set 54, with</text:span> 31 <text:span text:style-name="T6">overlaps. Gene set 54:</text:span></text:p>
      <text:p text:style-name="P15"><text:soft-page-break/>TSC13 FAS2 UGA1 PFS2 FOL2 COX17 UTP18 RNH1 MNN5 MET3 MNN9 FAS1 GRE3 MRPL23 FMS1 PHS1 PHS1 KIN28 BNA7 PRP31 RAD28 PRP40 ALG9 TSC13 SKI7 HIS4 GLT1 PRP28 GSH1 DFR1 FAS2 PNP1 GAR1 TOA2 HAM1 SPE2 CEM1 CPT1 RPL32 MET16</text:p>
      <text:p text:style-name="P15"/>
      <text:p text:style-name="P11"/>
      <text:p text:style-name="P4">COMPARATIVE NETWORK ANALYSIS USING FUNCOUP AND STRING</text:p>
      <text:p text:style-name="P4"/>
      <text:p text:style-name="P16">(Key Question 4)</text:p>
      <text:p text:style-name="P16"/>
      <text:p text:style-name="P16">a. </text:p>
      <text:p text:style-name="P16"/>
      <text:p text:style-name="P12">- <text:span text:style-name="T10">FunCoup:</text:span></text:p>
      <text:p text:style-name="P12"/>
      <text:p text:style-name="P12"><text:tab/>- <text:span text:style-name="T10">Gene set 53:</text:span></text:p>
      <text:p text:style-name="P12"><text:tab/><text:tab/><text:span text:style-name="T10">Nodes: 70</text:span></text:p>
      <text:p text:style-name="P12"><text:tab/><text:tab/><text:span text:style-name="T10">Links: 525</text:span></text:p>
      <text:p text:style-name="P12"><text:tab/><text:tab/><text:span text:style-name="T10">Hubs: TRP5 (32 interactions), PRE9 (32 interactions) and RPB8 (28 interactions).</text:span></text:p>
      <text:p text:style-name="P12"/>
      <text:p text:style-name="P12"><text:tab/>- <text:span text:style-name="T10">Gene set 54: </text:span></text:p>
      <text:p text:style-name="P5"><text:tab/><text:tab/><text:span text:style-name="T9">Nodes: 67</text:span></text:p>
      <text:p text:style-name="P13"><text:tab/><text:tab/><text:span text:style-name="T10">Links: 530</text:span></text:p>
      <text:p text:style-name="P13"><text:tab/><text:tab/><text:span text:style-name="T10">Hubs: FAS1 (38 interactions), FAS2 (36 interactions), RPL32 (36 interactions) and <text:tab/><text:tab/><text:tab/> <text:s text:c="10"/>GAR1 (36 interactions).</text:span></text:p>
      <text:p text:style-name="P13"/>
      <text:p text:style-name="P13">- <text:span text:style-name="T11">STRING:</text:span></text:p>
      <text:p text:style-name="P13"/>
      <text:p text:style-name="P14"><text:tab/>- <text:span text:style-name="T10">Gene set 53:</text:span></text:p>
      <text:p text:style-name="P14"><text:span text:style-name="T10"><text:tab/><text:tab/>Nodes: 40</text:span></text:p>
      <text:p text:style-name="P14"><text:tab/><text:tab/><text:span text:style-name="T10">Links: 42</text:span></text:p>
      <text:p text:style-name="P14"><text:tab/><text:tab/><text:span text:style-name="T10">Hubs: TRP5 (9 interactions), RPB8 (6 interactions) and KIN28 (6 interactions).</text:span></text:p>
      <text:p text:style-name="P14"/>
      <text:p text:style-name="P14"><text:tab/>- <text:span text:style-name="T11">Gene set 54:</text:span></text:p>
      <text:p text:style-name="P14"><text:span text:style-name="T10"><text:tab/><text:tab/>Nodes: 37</text:span></text:p>
      <text:p text:style-name="P14"><text:tab/><text:tab/><text:span text:style-name="T10">Links: 43</text:span></text:p>
      <text:p text:style-name="P14"><text:tab/><text:tab/><text:span text:style-name="T10">Hubs: HIS4 (9 interactions), GLT1 (8 interactions) and FAS2 (6 interactions).</text:span></text:p>
      <text:p text:style-name="P14"/>
      <text:p text:style-name="P17">Comparing the results provided by these two tools we can see that both the number of nodes and the number of links are higher in FunCoup than in STRING. This also affects the hub genes, since one gene that can be considered as hub gene by FunCoup may appear as a gene with very few links in STRING. Why these differences appear will be explained in part c. of this exercise.</text:p>
      <text:p text:style-name="P14"/>
      <text:p text:style-name="P17">b.</text:p>
      <text:p text:style-name="P17"/>
      <text:p text:style-name="P18">- FunCoup: using the advanced search to select a confidence threshold over 0.9, we can see that the most common evidence type is PIN (protein interactions) for both gene sets.</text:p>
      <text:p text:style-name="P18">- STRING: <text:span text:style-name="T13">under Settings, selecting the minimum required interaction score as that with a highest confidence (&gt;0.9), for both gene sets we can see that the most common evidence comes from Databases,</text:span></text:p>
      <text:p text:style-name="P18"/>
      <text:p text:style-name="P18"><text:soft-page-break/></text:p>
      <text:p text:style-name="P18"/>
      <text:p text:style-name="P18">c. <text:span text:style-name="T12">EXPLAIN!</text:span></text:p>
      <text:p text:style-name="P14"/>
      <text:p text:style-name="P14">- <text:span text:style-name="T14">PathwAX:</text:span></text:p>
      <text:p text:style-name="P14"><text:tab/>- <text:span text:style-name="T14">Gene set 53: the enriched pathways are: Basal transcription factors, GPI-anchor <text:tab/>biosynthesis, protein export, various types of N-glycan biosynthesis, RNA polymerase, steroid <text:tab/>biosynthesis and nucleotide excision repair.</text:span></text:p>
      <text:p text:style-name="P14"><text:tab/>- <text:span text:style-name="T14">Gene set 54: the enriched pathways are: Basal transcription factors and mRNA surveillance <text:tab/>pathway.</text:span></text:p>
      <text:p text:style-name="P14"/>
      <text:p text:style-name="P14"/>
      <text:p text:style-name="P4">ENRICHMENT ANALYSIS USING PATHWAX AND DAVID</text:p>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0:11:24.292830777</meta:creation-date>
    <dc:date>2018-05-22T16:56:34.831943735</dc:date>
    <meta:editing-duration>PT1H50M32S</meta:editing-duration>
    <meta:editing-cycles>9</meta:editing-cycles>
    <meta:generator>LibreOffice/5.1.6.2$Linux_X86_64 LibreOffice_project/10m0$Build-2</meta:generator>
    <meta:document-statistic meta:table-count="0" meta:image-count="0" meta:object-count="0" meta:page-count="3" meta:paragraph-count="56" meta:word-count="669" meta:character-count="4017" meta:non-whitespace-character-count="3320"/>
  </office:meta>
</office:document-meta>
</file>